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63cm" svg:height="0.948cm" draw:transform="skewX (-0.000349065850398893) rotate (-1.97292018645439) translate (5.61562155752081cm 2.62920443429249cm)" svg:viewBox="0 0 6764 949" svg:d="M77 949c610-43 1691-91 2796-135 1104-41 3305-131 3798-151 125-31 146-668-80-663-590 68-2660 217-3498 225-835 11-2512 162-3004 63-123-10-111 658-12 661z">
          <text:p/>
        </draw:path>
        <draw:path draw:style-name="gr1" draw:text-style-name="P1" draw:layer="layout" svg:width="6.442cm" svg:height="0.963cm" draw:transform="skewX (-0.000523598775598273) rotate (-1.18595122673015) translate (5.4385419647605cm 2.0856462488492cm)" svg:viewBox="0 0 6443 964" svg:d="M418 926c237-5 1385-153 2502-192 1118-35 3113 235 3489 230 124 4-120-791-236-806-350-45-2481-170-3382-157-900 13-2402 72-2686 119-284 48 72 813 313 806z">
          <text:p/>
        </draw:path>
        <draw:path draw:style-name="gr1" draw:text-style-name="P1" draw:layer="layout" svg:width="0.902cm" svg:height="0.661cm" draw:transform="skewX (0.00122173047639588) rotate (-2.1556561591382) translate (5.51562398526101cm 2.31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276cm" svg:height="4.953cm" draw:transform="skewX (0.000872664625997167) rotate (-1.55247036964896) translate (7.46972585280611cm 7.7487748817414cm)" svg:viewBox="0 0 1277 4954" svg:d="M1276 4860c-78-343-287-1363-352-2132-66-767-125-2170-110-2376 7-108-810-511-814-283-2 227 110 1795 199 2618 88 822 197 1616 294 2164 21 174 807 95 783 9z">
          <text:p/>
        </draw:path>
        <draw:path draw:style-name="gr1" draw:text-style-name="P1" draw:layer="layout" svg:width="0.903cm" svg:height="0.661cm" draw:transform="skewX (0.00244346095279204) rotate (-2.1556561591382) translate (3.2154736659504cm 8.45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cm" draw:transform="skewX (0.00244346095279207) rotate (-2.15652882376419) translate (7.7398895804584cm 7.9085893617609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01:07.475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